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HhLKrIkcxsagvA6tmseYyA5MmXBZZn2S0ck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2:21:29.771437555</meta:creation-date>
    <dc:date>2023-01-17T12:22:04.256318069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